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Sensibilidade</text:p>
          </table:table-cell>
          <table:table-cell office:value-type="string" calcext:value-type="string">
            <text:p>Especificidade</text:p>
          </table:table-cell>
          <table:table-cell office:value-type="string" calcext:value-type="string">
            <text:p>Precisão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Acurácia</text:p>
          </table:table-cell>
        </table:table-row>
        <table:table-row table:style-name="ro1">
          <table:table-cell office:value-type="string" calcext:value-type="string">
            <text:p>Maça</text:p>
          </table:table-cell>
          <table:table-cell table:formula="of:=[.B8]/([.B8]+[.E8])" office:value-type="float" office:value="0.777777777777778" calcext:value-type="float">
            <text:p>0.777777777777778</text:p>
          </table:table-cell>
          <table:table-cell table:formula="of:=[.C8]/([.C8]+[.D8])" office:value-type="float" office:value="0.975429975429976" calcext:value-type="float">
            <text:p>0.975429975429976</text:p>
          </table:table-cell>
          <table:table-cell table:formula="of:=[.B8]/([.B8]+[.D8])" office:value-type="float" office:value="0.7" calcext:value-type="float">
            <text:p>0.7</text:p>
          </table:table-cell>
          <table:table-cell table:formula="of:=(2*[.D2]*[.B2])/([.D2]+[.B2])" office:value-type="float" office:value="0.736842105263158" calcext:value-type="float">
            <text:p>0.736842105263158</text:p>
          </table:table-cell>
          <table:table-cell table:formula="of:=([.B8]+[.C8])/([.B8]+[.D8]+[.C8]+[.E8])" office:value-type="float" office:value="0.96186117467582" calcext:value-type="float">
            <text:p>0.96186117467582</text:p>
          </table:table-cell>
        </table:table-row>
        <table:table-row table:style-name="ro1">
          <table:table-cell office:value-type="string" calcext:value-type="string">
            <text:p>Laranja</text:p>
          </table:table-cell>
          <table:table-cell table:formula="of:=[.B9]/([.B9]+[.E9])" office:value-type="float" office:value="0.553719008264463" calcext:value-type="float">
            <text:p>0.553719008264463</text:p>
          </table:table-cell>
          <table:table-cell table:formula="of:=[.C9]/([.C9]+[.D9])" office:value-type="float" office:value="0.972268907563025" calcext:value-type="float">
            <text:p>0.972268907563025</text:p>
          </table:table-cell>
          <table:table-cell table:formula="of:=[.B9]/([.B9]+[.D9])" office:value-type="float" office:value="0.67" calcext:value-type="float">
            <text:p>0.67</text:p>
          </table:table-cell>
          <table:table-cell table:formula="of:=(2*[.D3]*[.B3])/([.D3]+[.B3])" office:value-type="float" office:value="0.606334841628959" calcext:value-type="float">
            <text:p>0.606334841628959</text:p>
          </table:table-cell>
          <table:table-cell table:formula="of:=([.B9]+[.C9])/([.B9]+[.D9]+[.C9]+[.E9])" office:value-type="float" office:value="0.933638443935927" calcext:value-type="float">
            <text:p>0.933638443935927</text:p>
          </table:table-cell>
        </table:table-row>
        <table:table-row table:style-name="ro1">
          <table:table-cell office:value-type="string" calcext:value-type="string">
            <text:p>Limão</text:p>
          </table:table-cell>
          <table:table-cell table:formula="of:=[.B10]/([.B10]+[.E10])" office:value-type="float" office:value="0.846153846153846" calcext:value-type="float">
            <text:p>0.846153846153846</text:p>
          </table:table-cell>
          <table:table-cell table:formula="of:=[.C10]/([.C10]+[.D10])" office:value-type="float" office:value="0.985233798195242" calcext:value-type="float">
            <text:p>0.985233798195242</text:p>
          </table:table-cell>
          <table:table-cell table:formula="of:=[.B10]/([.B10]+[.D10])" office:value-type="float" office:value="0.753424657534247" calcext:value-type="float">
            <text:p>0.753424657534247</text:p>
          </table:table-cell>
          <table:table-cell table:formula="of:=(2*[.D4]*[.B4])/([.D4]+[.B4])" office:value-type="float" office:value="0.797101449275362" calcext:value-type="float">
            <text:p>0.797101449275362</text:p>
          </table:table-cell>
          <table:table-cell table:formula="of:=([.B10]+[.C10])/([.B10]+[.D10]+[.C10]+[.E10])" office:value-type="float" office:value="0.978193146417445" calcext:value-type="float">
            <text:p>0.978193146417445</text:p>
          </table:table-cell>
        </table:table-row>
        <table:table-row table:style-name="ro1">
          <table:table-cell office:value-type="string" calcext:value-type="string">
            <text:p>Manga</text:p>
          </table:table-cell>
          <table:table-cell table:formula="of:=[.B11]/([.B11]+[.E11])" office:value-type="float" office:value="0.966183574879227" calcext:value-type="float">
            <text:p>0.966183574879227</text:p>
          </table:table-cell>
          <table:table-cell table:formula="of:=[.C11]/([.C11]+[.D11])" office:value-type="float" office:value="0.960144927536232" calcext:value-type="float">
            <text:p>0.960144927536232</text:p>
          </table:table-cell>
          <table:table-cell table:formula="of:=[.B11]/([.B11]+[.D11])" office:value-type="float" office:value="0.989119683481701" calcext:value-type="float">
            <text:p>0.989119683481701</text:p>
          </table:table-cell>
          <table:table-cell table:formula="of:=(2*[.D5]*[.B5])/([.D5]+[.B5])" office:value-type="float" office:value="0.977517106549364" calcext:value-type="float">
            <text:p>0.977517106549364</text:p>
          </table:table-cell>
          <table:table-cell table:formula="of:=([.B11]+[.C11])/([.B11]+[.D11]+[.C11]+[.E11])" office:value-type="float" office:value="0.964912280701754" calcext:value-type="float">
            <text:p>0.96491228070175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VP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/>
        </table:table-row>
        <table:table-row table:style-name="ro1">
          <table:table-cell office:value-type="string" calcext:value-type="string">
            <text:p>Maça</text:p>
          </table:table-cell>
          <table:table-cell office:value-type="float" office:value="70" calcext:value-type="float">
            <text:p>70</text:p>
          </table:table-cell>
          <table:table-cell table:formula="of:=67+30+4+3+55+2+20+10+1000" office:value-type="float" office:value="1191" calcext:value-type="float">
            <text:p>119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Laranja</text:p>
          </table:table-cell>
          <table:table-cell office:value-type="float" office:value="67" calcext:value-type="float">
            <text:p>67</text:p>
          </table:table-cell>
          <table:table-cell table:formula="of:=70+5+5+5+55+2+5+10+1000" office:value-type="float" office:value="1157" calcext:value-type="float">
            <text:p>1157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Limão</text:p>
          </table:table-cell>
          <table:table-cell office:value-type="float" office:value="55" calcext:value-type="float">
            <text:p>55</text:p>
          </table:table-cell>
          <table:table-cell table:formula="of:=70+10+5 +20+67+4+ 5+20+1000" office:value-type="float" office:value="1201" calcext:value-type="float">
            <text:p>120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Manga</text:p>
          </table:table-cell>
          <table:table-cell office:value-type="float" office:value="1000" calcext:value-type="float">
            <text:p>1000</text:p>
          </table:table-cell>
          <table:table-cell table:formula="of:=70+10+5 +20+67+30+ 5+3+55" office:value-type="float" office:value="265" calcext:value-type="float">
            <text:p>265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6T21:20:37.907954503</meta:creation-date>
    <dc:date>2021-10-06T21:43:21.727006509</dc:date>
    <meta:editing-duration>PT22M43S</meta:editing-duration>
    <meta:editing-cycles>3</meta:editing-cycles>
    <meta:generator>LibreOffice/6.4.7.2$Linux_X86_64 LibreOffice_project/40$Build-2</meta:generator>
    <meta:document-statistic meta:table-count="1" meta:cell-count="53" meta:object-count="0"/>
  </office:meta>
</office:document-meta>
</file>